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49.44pt"/>
    </style:style>
    <style:style style:name="co13" style:family="table-column">
      <style:table-column-properties fo:break-before="auto" style:column-width="101.06pt"/>
    </style:style>
    <style:style style:name="co14" style:family="table-column">
      <style:table-column-properties fo:break-before="auto" style:column-width="127.7pt"/>
    </style:style>
    <style:style style:name="co15" style:family="table-column">
      <style:table-column-properties fo:break-before="auto" style:column-width="162.11pt"/>
    </style:style>
    <style:style style:name="co16" style:family="table-column">
      <style:table-column-properties fo:break-before="auto" style:column-width="9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61"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00"/>
      <style:text-properties style:text-position=""/>
    </style:style>
    <style:style style:name="ce8" style:family="table-cell" style:parent-style-name="Default" style:data-style-name="N11"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100"/>
    <style:style style:name="ce13" style:family="table-cell" style:parent-style-name="Default" style:data-style-name="N61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 style:data-style-name="N11"/>
    <style:style style:name="ce17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L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Eq 0 N0:(ReadLSB w32 0 __arr32__lu))) (Eq false (Eq 0 N1:(ReadLSB w32 4 __arr32__lu))) (Eq false (Eq 0 N2:(ReadLSB w32 8 __arr32__lu))) (Eq false (Eq 0 N3:(ReadLSB w32 12 __arr32__lu))) (Eq false (Eq 0 N4:(ReadLSB w32 16 __arr32__lu))) (Eq false (Eq 0 N5:(ReadLSB w32 20 __arr32__lu))) (Eq false (Eq 0 N6:(ReadLSB w32 24 __arr32__lu))) (Eq false (Eq 0 N7:(ReadLSB w32 28 __arr32__lu))) (Eq false (Eq 0 N8:(ReadLSB w32 32 __arr32__lu))) (Sle 0 N0) (Eq false (Sle 0 N3)) (Slt N0 N9:(Sub w32 0 N3)) (Eq false (Sle 0 N6)) (Eq false (Slt N9 (Sub w32 0 N6))) (Sle 0 N10:(Sub w32 N1 (Mul w32 N11:(Mul w32 N0 N12:(SDiv w32 1 N3)) N4))) (Sle 0 N13:(Sub w32 N7 (Mul w32 N14:(Mul w32 N6 N12) N4))) (Slt N10 N13) (Sle 0 (Sub w32 (Sub w32 N2 (Mul w32 N11 N5)) (Mul w32 (Mul w32 N10 (SDiv w32 1 N13)) (Sub w32 N8 (Mul w32 N14 N5)))))] false)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!(((0 - lu[3]) * (1 - ((0 - (lu_err * lu[3])) / (0 - lu[3])))) &lt; ((0 - lu[6]) * (1 - ((0 - (lu_err * lu[6])) / (0 - lu[6]))))) &amp;&amp; (0 &lt;= 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) &amp;&amp; (0 &lt;=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 &amp;&amp; (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 &lt;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) </text:p>
          </table:table-cell>
          <table:table-cell/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4.418805e+59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vo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size of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table:style-name="ce6" office:value-type="string" calcext:value-type="string">
            <text:p>N</text:p>
          </table:table-cell>
          <table:table-cell office:value-type="string" calcext:value-type="string">
            <text:p>size of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M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table:style-name="ce6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table:style-name="ce4" office:value-type="string" calcext:value-type="string">
            <text:p>recp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-1.89181 - 0.0376204 x</text:p>
          </table:table-cell>
          <table:table-cell office:value-type="float" office:value="-1.91062" calcext:value-type="float">
            <text:p>-1.9106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office:value-type="string" calcext:value-type="string">
            <text:p>AiiJ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Error expression returns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8" table:formula="of:=16/18" office:value-type="percentage" office:value="0.888888888888889" calcext:value-type="percentage">
            <text:p>88.89%</text:p>
          </table:table-cell>
          <table:table-cell table:number-columns-repeated="4"/>
        </table:table-row>
      </table:table>
      <table:table table:name="ApproxSymate" table:style-name="ta1">
        <table:table-column table:style-name="co12" table:default-cell-style-name="Default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3"/>
        <table:table-row table:style-name="ro1">
          <table:table-cell office:value-type="string" calcext:value-type="string">
            <text:p>Number of variable declarations</text:p>
          </table:table-cell>
          <table:table-cell table:style-name="Default" table:formula="of:=SUMPRODUCT(NOT(ISBLANK([.B4:.B36])))" office:value-type="float" office:value="33" calcext:value-type="float">
            <text:p>33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Method/Class name</text:p>
          </table:table-cell>
          <table:table-cell table:style-name="ce9" office:value-type="string" calcext:value-type="string">
            <text:p>Variable name</text:p>
          </table:table-cell>
          <table:table-cell table:style-name="ce9" office:value-type="string" calcext:value-type="string">
            <text:p>Approximable (Enerj)?</text:p>
          </table:table-cell>
          <table:table-cell table:style-name="ce9" office:value-type="string" calcext:value-type="string">
            <text:p>Approximable (ApproxSymate)?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main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7" office:value-type="string" calcext:value-type="string">
            <text:p>Y</text:p>
          </table:table-cell>
          <table:table-cell table:formula="of:=IF([.C4]=&quot;N&quot;;IF([.D4]=&quot;N&quot;;&quot;TN&quot;;&quot;FP&quot;);IF([.D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table:style-name="ce18"/>
          <table:table-cell table:style-name="ce20" office:value-type="string" calcext:value-type="string">
            <text:p>lu</text:p>
          </table:table-cell>
          <table:table-cell table:number-columns-repeated="2" table:style-name="ce18" office:value-type="string" calcext:value-type="string">
            <text:p>Y</text:p>
          </table:table-cell>
          <table:table-cell table:formula="of:=IF([.C5]=&quot;N&quot;;IF([.D5]=&quot;N&quot;;&quot;TN&quot;;&quot;FP&quot;);IF([.D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table:style-name="ce18"/>
          <table:table-cell office:value-type="string" calcext:value-type="string">
            <text:p>pivot</text:p>
          </table:table-cell>
          <table:table-cell table:number-columns-repeated="2" table:style-name="ce18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18"/>
          <table:table-cell office:value-type="string" calcext:value-type="string">
            <text:p>N</text:p>
          </table:table-cell>
          <table:table-cell table:number-columns-repeated="2" table:style-name="ce18"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18"/>
          <table:table-cell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N</text:p>
          </table:table-cell>
          <table:table-cell table:formula="of:=IF([.C8]=&quot;N&quot;;IF([.D8]=&quot;N&quot;;&quot;TN&quot;;&quot;FP&quot;);IF([.D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cycles</text:p>
          </table:table-cell>
          <table:table-cell table:number-columns-repeated="2" table:style-name="ce18" office:value-type="string" calcext:value-type="string">
            <text:p>N</text:p>
          </table:table-cell>
          <table:table-cell table:formula="of:=IF([.C9]=&quot;N&quot;;IF([.D9]=&quot;N&quot;;&quot;TN&quot;;&quot;FP&quot;);IF([.D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19" office:value-type="string" calcext:value-type="string">
            <text:p>LU_factor</text:p>
          </table:table-cell>
          <table:table-cell table:style-name="ce17" office:value-type="string" calcext:value-type="string">
            <text:p>minMN</text:p>
          </table:table-cell>
          <table:table-cell table:number-columns-repeated="2" table:style-name="ce17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Y</text:p>
          </table:table-cell>
          <table:table-cell table:formula="of:=IF([.C14]=&quot;N&quot;;IF([.D14]=&quot;N&quot;;&quot;TN&quot;;&quot;FP&quot;);IF([.D1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pivot</text:p>
          </table:table-cell>
          <table:table-cell table:style-name="ce2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5]=&quot;N&quot;;IF([.D15]=&quot;N&quot;;&quot;TN&quot;;&quot;FP&quot;);IF([.D1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N</text:p>
          </table:table-cell>
          <table:table-cell table:formula="of:=IF([.C16]=&quot;N&quot;;IF([.D16]=&quot;N&quot;;&quot;TN&quot;;&quot;FP&quot;);IF([.D1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17]=&quot;N&quot;;IF([.D17]=&quot;N&quot;;&quot;TN&quot;;&quot;FP&quot;);IF([.D1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Y</text:p>
          </table:table-cell>
          <table:table-cell table:formula="of:=IF([.C18]=&quot;N&quot;;IF([.D18]=&quot;N&quot;;&quot;TN&quot;;&quot;FP&quot;);IF([.D1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table:style-name="ce2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9]=&quot;N&quot;;IF([.D19]=&quot;N&quot;;&quot;TN&quot;;&quot;FP&quot;);IF([.D19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Y</text:p>
          </table:table-cell>
          <table:table-cell table:formula="of:=IF([.C20]=&quot;N&quot;;IF([.D20]=&quot;N&quot;;&quot;TN&quot;;&quot;FP&quot;);IF([.D2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recp</text:p>
          </table:table-cell>
          <table:table-cell table:number-columns-repeated="2" office:value-type="string" calcext:value-type="string">
            <text:p>Y</text:p>
          </table:table-cell>
          <table:table-cell table:formula="of:=IF([.C21]=&quot;N&quot;;IF([.D21]=&quot;N&quot;;&quot;TN&quot;;&quot;FP&quot;);IF([.D21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22]=&quot;N&quot;;IF([.D22]=&quot;N&quot;;&quot;TN&quot;;&quot;FP&quot;);IF([.D2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2" office:value-type="string" calcext:value-type="string">
            <text:p>ii</text:p>
          </table:table-cell>
          <table:table-cell table:style-name="ce2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3]=&quot;N&quot;;IF([.D23]=&quot;N&quot;;&quot;TN&quot;;&quot;FP&quot;);IF([.D23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Aii</text:p>
          </table:table-cell>
          <table:table-cell table:number-columns-repeated="2" office:value-type="string" calcext:value-type="string">
            <text:p>Y</text:p>
          </table:table-cell>
          <table:table-cell table:formula="of:=IF([.C24]=&quot;N&quot;;IF([.D24]=&quot;N&quot;;&quot;TN&quot;;&quot;FP&quot;);IF([.D2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Aj</text:p>
          </table:table-cell>
          <table:table-cell table:number-columns-repeated="2" office:value-type="string" calcext:value-type="string">
            <text:p>Y</text:p>
          </table:table-cell>
          <table:table-cell table:formula="of:=IF([.C25]=&quot;N&quot;;IF([.D25]=&quot;N&quot;;&quot;TN&quot;;&quot;FP&quot;);IF([.D2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AiiJ</text:p>
          </table:table-cell>
          <table:table-cell table:number-columns-repeated="2" office:value-type="string" calcext:value-type="string">
            <text:p>Y</text:p>
          </table:table-cell>
          <table:table-cell table:formula="of:=IF([.C26]=&quot;N&quot;;IF([.D26]=&quot;N&quot;;&quot;TN&quot;;&quot;FP&quot;);IF([.D26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</text:p>
          </table:table-cell>
          <table:table-cell table:formula="of:=IF([.C27]=&quot;N&quot;;IF([.D27]=&quot;N&quot;;&quot;TN&quot;;&quot;FP&quot;);IF([.D2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19" office:value-type="string" calcext:value-type="string">
            <text:p>Array2D_double_copy</text:p>
          </table:table-cell>
          <table:table-cell table:style-name="ce17" office:value-type="string" calcext:value-type="string">
            <text:p>remainder</text:p>
          </table:table-cell>
          <table:table-cell table:style-name="ce25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formula="of:=IF([.C28]=&quot;N&quot;;IF([.D28]=&quot;N&quot;;&quot;TN&quot;;&quot;FP&quot;);IF([.D2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2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9]=&quot;N&quot;;IF([.D29]=&quot;N&quot;;&quot;TN&quot;;&quot;FP&quot;);IF([.D2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Default"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C30]=&quot;N&quot;;IF([.D30]=&quot;N&quot;;&quot;TN&quot;;&quot;FP&quot;);IF([.D30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0" office:value-type="string" calcext:value-type="string">
            <text:p>Bi</text:p>
          </table:table-cell>
          <table:table-cell table:style-name="ce26" office:value-type="string" calcext:value-type="string">
            <text:p>Y</text:p>
          </table:table-cell>
          <table:table-cell table:style-name="ce18" office:value-type="string" calcext:value-type="string">
            <text:p>Y</text:p>
          </table:table-cell>
          <table:table-cell table:formula="of:=IF([.C31]=&quot;N&quot;;IF([.D31]=&quot;N&quot;;&quot;TN&quot;;&quot;FP&quot;);IF([.D31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Default" office:value-type="string" calcext:value-type="string">
            <text:p>Ai</text:p>
          </table:table-cell>
          <table:table-cell table:style-name="ce2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32]=&quot;N&quot;;IF([.D32]=&quot;N&quot;;&quot;TN&quot;;&quot;FP&quot;);IF([.D32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number-columns-repeated="2" office:value-type="string" calcext:value-type="string">
            <text:p>Y</text:p>
          </table:table-cell>
          <table:table-cell table:formula="of:=IF([.C33]=&quot;N&quot;;IF([.D33]=&quot;N&quot;;&quot;TN&quot;;&quot;FP&quot;);IF([.D33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34]=&quot;N&quot;;IF([.D34]=&quot;N&quot;;&quot;TN&quot;;&quot;FP&quot;);IF([.D34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formula="of:=IF([.C35]=&quot;N&quot;;IF([.D35]=&quot;N&quot;;&quot;TN&quot;;&quot;FP&quot;);IF([.D3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Default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formula="of:=IF([.C36]=&quot;N&quot;;IF([.D36]=&quot;N&quot;;&quot;TN&quot;;&quot;FP&quot;);IF([.D36]=&quot;N&quot;;&quot;FN&quot;;&quot;TP&quot;))" office:value-type="string" office:string-value="TN" calcext:value-type="string">
            <text:p>TN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P</text:p>
          </table:table-cell>
          <table:table-cell table:style-name="ce23" table:formula="of:=COUNTIFS([.E4:.E36];&quot;=TP&quot;)" office:value-type="float" office:value="12" calcext:value-type="float">
            <text:p>1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N</text:p>
          </table:table-cell>
          <table:table-cell table:style-name="Default" table:formula="of:==COUNTIFS([.E4:.E36];&quot;=Tn&quot;)" office:value-type="float" office:value="19" calcext:value-type="float">
            <text:p>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P</text:p>
          </table:table-cell>
          <table:table-cell table:style-name="Default" table:formula="of:=COUNTIFS([.E4:.E36];&quot;=fP&quot;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N</text:p>
          </table:table-cell>
          <table:table-cell table:style-name="ce23" table:formula="of:=COUNTIFS([.E4:.E36];&quot;=FN&quot;)" office:value-type="float" office:value="2" calcext:value-type="float">
            <text:p>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9" table:formula="of:=SUM([.B39:.B42])" office:value-type="float" office:value="33" calcext:value-type="float">
            <text:p>3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table:style-name="Default" table:formula="of:=([.B39]+[.B40])/[.B43]" office:value-type="float" office:value="0.939393939393939" calcext:value-type="float">
            <text:p>0.9393939394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style-name="Default" table:formula="of:=[.B39]/([.B39]+[.B41])"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style-name="Default" table:formula="of:=[.B39]/([.B39]+[.B42])" office:value-type="float" office:value="0.857142857142857" calcext:value-type="float">
            <text:p>0.8571428571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5:54:20.397590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01T15:55:19.033523885</dc:date>
    <meta:editing-duration>PT14H2M45S</meta:editing-duration>
    <meta:editing-cycles>55</meta:editing-cycles>
    <meta:generator>LibreOffice/5.1.6.2$Linux_X86_64 LibreOffice_project/10m0$Build-2</meta:generator>
    <meta:document-statistic meta:table-count="3" meta:cell-count="263" meta:object-count="0"/>
  </office:meta>
</office:document-meta>
</file>